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969239208460739" table:style-name="ce1">
            <text:p>0.969239208460739</text:p>
          </table:table-cell>
          <table:table-cell office:value-type="float" office:value="0.738730987468228" table:style-name="ce1">
            <text:p>0.73873098746822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970738660525028" table:style-name="ce1">
            <text:p>0.970738660525028</text:p>
          </table:table-cell>
          <table:table-cell office:value-type="float" office:value="0.770395907183624" table:style-name="ce1">
            <text:p>0.770395907183624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674956420918412" table:style-name="ce1">
            <text:p>0.674956420918412</text:p>
          </table:table-cell>
          <table:table-cell office:value-type="float" office:value="1.96010328005376e-05" table:style-name="ce1">
            <text:p>1.96010328005376e-05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7.0394700830502" table:style-name="ce1">
            <text:p>67.0394700830502</text:p>
          </table:table-cell>
          <table:table-cell office:value-type="float" office:value="3" table:style-name="ce1">
            <text:p>3</text:p>
          </table:table-cell>
          <table:table-cell office:value-type="float" office:value="1.83657422361937e-14" table:style-name="ce1">
            <text:p>1.83657422361937e-14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6.45763829843047" table:style-name="ce1">
            <text:p>6.45763829843047</text:p>
          </table:table-cell>
          <table:table-cell office:value-type="float" office:value="1.06349550511544e-10" table:style-name="ce1">
            <text:p>1.06349550511544e-10</text:p>
          </table:table-cell>
          <table:table-cell office:value-type="float" office:value="6.38097303069263e-10" table:style-name="ce1">
            <text:p>6.38097303069263e-10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2.76463373241474" table:style-name="ce1">
            <text:p>2.76463373241474</text:p>
          </table:table-cell>
          <table:table-cell office:value-type="float" office:value="0.00569867426241819" table:style-name="ce1">
            <text:p>0.00569867426241819</text:p>
          </table:table-cell>
          <table:table-cell office:value-type="float" office:value="0.0341920455745091" table:style-name="ce1">
            <text:p>0.0341920455745091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-3.69300456601573" table:style-name="ce1">
            <text:p>-3.69300456601573</text:p>
          </table:table-cell>
          <table:table-cell office:value-type="float" office:value="0.00022162004233262" table:style-name="ce1">
            <text:p>0.00022162004233262</text:p>
          </table:table-cell>
          <table:table-cell office:value-type="float" office:value="0.00132972025399572" table:style-name="ce1">
            <text:p>0.00132972025399572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7.16074267976064" table:style-name="ce1">
            <text:p>7.16074267976064</text:p>
          </table:table-cell>
          <table:table-cell office:value-type="float" office:value="8.02411439579714e-13" table:style-name="ce1">
            <text:p>8.02411439579714e-13</text:p>
          </table:table-cell>
          <table:table-cell office:value-type="float" office:value="4.81446863747829e-12" table:style-name="ce1">
            <text:p>4.81446863747829e-12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03104381330167" table:style-name="ce1">
            <text:p>0.703104381330167</text:p>
          </table:table-cell>
          <table:table-cell office:value-type="float" office:value="0.48199070194189" table:style-name="ce1">
            <text:p>0.48199070194189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4.3961089473459" table:style-name="ce1">
            <text:p>4.3961089473459</text:p>
          </table:table-cell>
          <table:table-cell office:value-type="float" office:value="1.10208633803493e-05" table:style-name="ce1">
            <text:p>1.10208633803493e-05</text:p>
          </table:table-cell>
          <table:table-cell office:value-type="float" office:value="6.61251802820961e-05" table:style-name="ce1">
            <text:p>6.61251802820961e-0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635" table:style-name="ce1">
            <text:p>0.63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365" table:style-name="ce1">
            <text:p>0.365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9875" table:style-name="ce1">
            <text:p>0.98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0125" table:style-name="ce1">
            <text:p>0.012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4" table:style-name="ce1">
            <text:p>0.641119227471944</text:p>
          </table:table-cell>
          <table:table-cell office:value-type="float" office:value="8.09975026890601e-06" table:style-name="ce1">
            <text:p>8.0997502689060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710166705715846" table:style-name="ce1">
            <text:p>0.710166705715846</text:p>
          </table:table-cell>
          <table:table-cell office:value-type="float" office:value="5.1999174660009e-05" table:style-name="ce1">
            <text:p>5.1999174660009e-05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817201486636039" table:style-name="ce1">
            <text:p>0.817201486636039</text:p>
          </table:table-cell>
          <table:table-cell office:value-type="float" office:value="0.00157778580634701" table:style-name="ce1">
            <text:p>0.00157778580634701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05418205976819" table:style-name="ce1">
            <text:p>0.905418205976819</text:p>
          </table:table-cell>
          <table:table-cell office:value-type="float" office:value="0.0521639396317236" table:style-name="ce1">
            <text:p>0.052163939631723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0.2543734557006" table:style-name="ce1">
            <text:p>50.2543734557006</text:p>
          </table:table-cell>
          <table:table-cell office:value-type="float" office:value="3" table:style-name="ce1">
            <text:p>3</text:p>
          </table:table-cell>
          <table:table-cell office:value-type="float" office:value="7.05222341552167e-11" table:style-name="ce1">
            <text:p>7.05222341552167e-11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4.1585743278258" table:style-name="ce1">
            <text:p>4.1585743278258</text:p>
          </table:table-cell>
          <table:table-cell office:value-type="float" office:value="3.20240032248114e-05" table:style-name="ce1">
            <text:p>3.20240032248114e-05</text:p>
          </table:table-cell>
          <table:table-cell office:value-type="float" office:value="0.000192144019348869" table:style-name="ce1">
            <text:p>0.000192144019348869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5.71292669953773" table:style-name="ce1">
            <text:p>5.71292669953773</text:p>
          </table:table-cell>
          <table:table-cell office:value-type="float" office:value="1.11049520827857e-08" table:style-name="ce1">
            <text:p>1.11049520827857e-08</text:p>
          </table:table-cell>
          <table:table-cell office:value-type="float" office:value="6.66297124967141e-08" table:style-name="ce1">
            <text:p>6.66297124967141e-08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.55435237171194" table:style-name="ce1">
            <text:p>1.55435237171194</text:p>
          </table:table-cell>
          <table:table-cell office:value-type="float" office:value="0.120100387503761" table:style-name="ce1">
            <text:p>0.120100387503761</text:p>
          </table:table-cell>
          <table:table-cell office:value-type="float" office:value="0.720602325022564" table:style-name="ce1">
            <text:p>0.72060232502256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6.4901028853937" table:style-name="ce1">
            <text:p>6.4901028853937</text:p>
          </table:table-cell>
          <table:table-cell office:value-type="float" office:value="8.57777758349556e-11" table:style-name="ce1">
            <text:p>8.57777758349556e-11</text:p>
          </table:table-cell>
          <table:table-cell office:value-type="float" office:value="5.14666655009734e-10" table:style-name="ce1">
            <text:p>5.14666655009734e-10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2.33152855756791" table:style-name="ce1">
            <text:p>2.33152855756791</text:p>
          </table:table-cell>
          <table:table-cell office:value-type="float" office:value="0.0197255060365139" table:style-name="ce1">
            <text:p>0.0197255060365139</text:p>
          </table:table-cell>
          <table:table-cell office:value-type="float" office:value="0.118353036219083" table:style-name="ce1">
            <text:p>0.118353036219083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777176185855969" table:style-name="ce1">
            <text:p>0.777176185855969</text:p>
          </table:table-cell>
          <table:table-cell office:value-type="float" office:value="0.437054830193052" table:style-name="ce1">
            <text:p>0.437054830193052</text:p>
          </table:table-cell>
          <table:table-cell office:value-type="float" office:value="1" table:style-name="ce1">
            <text:p>1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0.725" table:style-name="ce1">
            <text:p>0.72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.275" table:style-name="ce1">
            <text:p>0.27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63" table:style-name="ce1">
            <text:p>0.63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37" table:style-name="ce1">
            <text:p>0.37</text:p>
          </table:table-cell>
          <table:table-cell office:value-type="string" table:style-name="ce1">
            <text:p>small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